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style:style>
    <style:style style:name="Table1.A" style:family="table-column">
      <style:table-column-properties style:column-width="6.6951in" style:rel-column-width="65535*"/>
    </style:style>
    <style:style style:name="Table1.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155f19b" officeooo:paragraph-rsid="0155f19b" style:font-weight-asian="normal" style:font-weight-complex="normal"/>
    </style:style>
    <style:style style:name="P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9" style:family="paragraph" style:parent-style-name="Standard">
      <style:text-properties style:font-name="Latin Modern Mono" officeooo:rsid="00108780" officeooo:paragraph-rsid="00dd6a7f"/>
    </style:style>
    <style:style style:name="P10" style:family="paragraph" style:parent-style-name="Standard">
      <style:text-properties officeooo:paragraph-rsid="001acb08"/>
    </style:style>
    <style:style style:name="P11" style:family="paragraph" style:parent-style-name="Contents_20_1">
      <style:paragraph-properties>
        <style:tab-stops>
          <style:tab-stop style:position="5.7693in" style:type="right" style:leader-style="dotted" style:leader-text="."/>
        </style:tab-stops>
      </style:paragraph-properties>
    </style:style>
    <style:style style:name="P12" style:family="paragraph" style:parent-style-name="Table_20_index_20_1">
      <style:paragraph-properties>
        <style:tab-stops>
          <style:tab-stop style:position="5.7693in" style:type="right" style:leader-style="dotted" style:leader-text="."/>
        </style:tab-stops>
      </style:paragraph-properties>
    </style:style>
    <style:style style:name="P13" style:family="paragraph" style:parent-style-name="Contents_20_2">
      <style:paragraph-properties>
        <style:tab-stops>
          <style:tab-stop style:position="5.5728in" style:type="right" style:leader-style="dotted" style:leader-text="."/>
        </style:tab-stops>
      </style:paragraph-properties>
    </style:style>
    <style:style style:name="P14" style:family="paragraph" style:parent-style-name="Text_20_body">
      <style:text-properties officeooo:rsid="0158889c" officeooo:paragraph-rsid="0158889c"/>
    </style:style>
    <style:style style:name="P15" style:family="paragraph" style:parent-style-name="Text_20_body">
      <style:text-properties officeooo:rsid="0156ae85" officeooo:paragraph-rsid="0156ae85"/>
    </style:style>
    <style:style style:name="P16" style:family="paragraph" style:parent-style-name="Table">
      <style:paragraph-properties fo:keep-with-next="always"/>
    </style:style>
    <style:style style:name="P17" style:family="paragraph" style:parent-style-name="Table_20_Contents">
      <style:text-properties style:font-name="Latin Modern Mono1"/>
    </style:style>
    <style:style style:name="P18" style:family="paragraph" style:parent-style-name="Table_20_Contents">
      <style:text-properties style:font-name="Latin Modern Mono1" officeooo:rsid="01574013" officeooo:paragraph-rsid="01574013"/>
    </style:style>
    <style:style style:name="P19" style:family="paragraph" style:parent-style-name="Text_20_body">
      <style:text-properties officeooo:rsid="00fb280c" officeooo:paragraph-rsid="0156ae85"/>
    </style:style>
    <style:style style:name="P20" style:family="paragraph" style:parent-style-name="Text_20_body">
      <style:text-properties officeooo:rsid="0158ddbc" officeooo:paragraph-rsid="0158ddbc"/>
    </style:style>
    <style:style style:name="P21" style:family="paragraph" style:parent-style-name="Text_20_body">
      <style:text-properties officeooo:rsid="015a1539" officeooo:paragraph-rsid="015a1539"/>
    </style:style>
    <style:style style:name="P22" style:family="paragraph" style:parent-style-name="Text_20_body">
      <style:text-properties officeooo:rsid="015ab0d3" officeooo:paragraph-rsid="015ab0d3"/>
    </style:style>
    <style:style style:name="P23" style:family="paragraph" style:parent-style-name="Text_20_body">
      <style:text-properties officeooo:rsid="015ab0d3" officeooo:paragraph-rsid="015ae994"/>
    </style:style>
    <style:style style:name="P24" style:family="paragraph" style:parent-style-name="Text_20_body">
      <style:text-properties officeooo:rsid="015c690c" officeooo:paragraph-rsid="015c690c"/>
    </style:style>
    <style:style style:name="P25" style:family="paragraph" style:parent-style-name="Text_20_body">
      <style:text-properties officeooo:rsid="015ebbfa" officeooo:paragraph-rsid="015ebbfa"/>
    </style:style>
    <style:style style:name="P26"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27" style:family="paragraph" style:parent-style-name="Contents_20_Heading" style:master-page-name="Forepages">
      <style:paragraph-properties style:page-number="auto"/>
    </style:style>
    <style:style style:name="P28" style:family="paragraph" style:parent-style-name="Heading_20_1">
      <style:text-properties officeooo:rsid="0074f29c" officeooo:paragraph-rsid="001c9030"/>
    </style:style>
    <style:style style:name="P29" style:family="paragraph" style:parent-style-name="Heading_20_1" style:master-page-name="Standard">
      <style:paragraph-properties style:page-number="auto"/>
      <style:text-properties officeooo:rsid="0074f29c" officeooo:paragraph-rsid="0074f29c"/>
    </style:style>
    <style:style style:name="P30" style:family="paragraph" style:parent-style-name="Heading_20_1">
      <style:paragraph-properties fo:break-before="page"/>
      <style:text-properties officeooo:paragraph-rsid="001c9030"/>
    </style:style>
    <style:style style:name="P31" style:family="paragraph" style:parent-style-name="Heading_20_1" style:list-style-name="">
      <style:paragraph-properties fo:break-before="page"/>
      <style:text-properties officeooo:rsid="0158889c" officeooo:paragraph-rsid="0158889c"/>
    </style:style>
    <style:style style:name="P32" style:family="paragraph" style:parent-style-name="Heading_20_2">
      <style:text-properties officeooo:rsid="0156ae85" officeooo:paragraph-rsid="0156ae85"/>
    </style:style>
    <style:style style:name="P33" style:family="paragraph" style:parent-style-name="Heading_20_2">
      <style:text-properties fo:font-style="italic" fo:font-weight="normal" officeooo:rsid="016162f6" officeooo:paragraph-rsid="016162f6" style:font-style-asian="italic" style:font-weight-asian="normal" style:font-style-complex="italic" style:font-weight-complex="normal"/>
    </style:style>
    <style:style style:name="P34" style:family="paragraph" style:parent-style-name="Heading_20_2">
      <style:text-properties officeooo:rsid="0158889c" officeooo:paragraph-rsid="0158889c"/>
    </style:style>
    <style:style style:name="P35" style:family="paragraph" style:parent-style-name="Text_20_body" style:list-style-name="L1">
      <style:text-properties officeooo:rsid="0156ae85" officeooo:paragraph-rsid="0156ae85"/>
    </style:style>
    <style:style style:name="P36" style:family="paragraph" style:parent-style-name="Text_20_body" style:list-style-name="L2">
      <style:text-properties officeooo:rsid="015ab0d3" officeooo:paragraph-rsid="015ab0d3"/>
    </style:style>
    <style:style style:name="P37" style:family="paragraph" style:parent-style-name="Text_20_body" style:list-style-name="L3">
      <style:text-properties officeooo:rsid="0158889c" officeooo:paragraph-rsid="0158889c"/>
    </style:style>
    <style:style style:name="P38" style:family="paragraph" style:parent-style-name="Text_20_body">
      <style:text-properties officeooo:rsid="0158889c" officeooo:paragraph-rsid="0158889c"/>
    </style:style>
    <style:style style:name="P39" style:family="paragraph" style:parent-style-name="Text_20_body" style:list-style-name="L3">
      <style:text-properties officeooo:rsid="0158ddbc" officeooo:paragraph-rsid="0158ddbc"/>
    </style:style>
    <style:style style:name="P40" style:family="paragraph" style:parent-style-name="Text_20_body" style:list-style-name="L4">
      <style:text-properties officeooo:rsid="0158ddbc" officeooo:paragraph-rsid="0158ddbc"/>
    </style:style>
    <style:style style:name="P41" style:family="paragraph" style:parent-style-name="Text_20_body" style:list-style-name="L5">
      <style:text-properties officeooo:rsid="0158ddbc" officeooo:paragraph-rsid="0158ddbc"/>
    </style:style>
    <style:style style:name="P42" style:family="paragraph" style:parent-style-name="Text_20_body">
      <style:text-properties fo:font-style="italic" officeooo:rsid="016162f6" officeooo:paragraph-rsid="016162f6" style:font-style-asian="italic" style:font-style-complex="italic"/>
    </style:style>
    <style:style style:name="T1" style:family="text">
      <style:text-properties style:font-name="Latin Modern Mono" fo:font-weight="normal" officeooo:rsid="001acb08" style:font-weight-asian="normal" style:font-weight-complex="normal"/>
    </style:style>
    <style:style style:name="T2" style:family="text">
      <style:text-properties style:font-name="Latin Modern Mono" fo:font-weight="normal" officeooo:rsid="004e1257"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152fd76"/>
    </style:style>
    <style:style style:name="T5" style:family="text">
      <style:text-properties officeooo:rsid="0155f19b"/>
    </style:style>
    <style:style style:name="T6" style:family="text">
      <style:text-properties officeooo:rsid="0156ae85"/>
    </style:style>
    <style:style style:name="T7" style:family="text">
      <style:text-properties fo:font-weight="normal" style:font-weight-asian="normal" style:font-weight-complex="normal"/>
    </style:style>
    <style:style style:name="T8" style:family="text">
      <style:text-properties officeooo:rsid="0158889c"/>
    </style:style>
    <style:style style:name="T9" style:family="text">
      <style:text-properties officeooo:rsid="015d3b94"/>
    </style:style>
    <style:style style:name="T10" style:family="text">
      <style:text-properties officeooo:rsid="0160b86e"/>
    </style:style>
    <style:style style:name="T11" style:family="text">
      <style:text-properties officeooo:rsid="016162f6"/>
    </style:style>
    <style:style style:name="T12" style:family="text">
      <style:text-properties fo:font-style="normal" style:font-style-asian="normal" style:font-style-complex="normal"/>
    </style:style>
    <style:style style:name="T13" style:family="text">
      <style:text-properties officeooo:rsid="0162604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8"><text:span text:style-name="T5">BurgerDisk Smartport Hard Disk</text:span> for Apple II</text:p>
      <text:p text:style-name="P8"/>
      <text:p text:style-name="P8">User <text:span text:style-name="T5">manual</text:span></text:p>
      <text:p text:style-name="P3"/>
      <text:p text:style-name="P5">Version <text:span text:style-name="T10">2.0</text:span></text:p>
      <text:p text:style-name="P6">January 2026</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pan text:style-name="T1">colin@colino.net – https://</text:span><text:span text:style-name="T2">www.</text:span><text:span text:style-name="T1">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7">Table of Contents</text:p>
          </text:index-title>
          <text:p text:style-name="P11"><text:a xlink:type="simple" xlink:href="#__RefHeading___Toc1127_1245908567" text:style-name="Index_20_Link" text:visited-style-name="Index_20_Link">Index of Figures<text:tab/>ii</text:a></text:p>
          <text:p text:style-name="P11"><text:a xlink:type="simple" xlink:href="#__RefHeading___Toc1129_1245908567" text:style-name="Index_20_Link" text:visited-style-name="Index_20_Link">Index of Tables<text:tab/>ii</text:a></text:p>
          <text:p text:style-name="P11"><text:a xlink:type="simple" xlink:href="#__RefHeading___Toc6618_899895566" text:style-name="Index_20_Link" text:visited-style-name="Index_20_Link">Introduction<text:tab/>3</text:a></text:p>
          <text:p text:style-name="P11"><text:a xlink:type="simple" xlink:href="#__RefHeading___Toc193_899895566" text:style-name="Index_20_Link" text:visited-style-name="Index_20_Link">BurgerDisk Configuration<text:tab/>4</text:a></text:p>
          <text:p text:style-name="P13"><text:a xlink:type="simple" xlink:href="#__RefHeading___Toc195_899895566" text:style-name="Index_20_Link" text:visited-style-name="Index_20_Link">Warning: connection configuration<text:tab/>4</text:a></text:p>
          <text:p text:style-name="P13"><text:a xlink:type="simple" xlink:href="#__RefHeading___Toc195_899895566%20Copy%201" text:style-name="Index_20_Link" text:visited-style-name="Index_20_Link">Presenting disk images to the computer<text:tab/>4</text:a></text:p>
          <text:p text:style-name="P11"><text:a xlink:type="simple" xlink:href="#__RefHeading___Toc2113_1397740321" text:style-name="Index_20_Link" text:visited-style-name="Index_20_Link">Troubleshooting<text:tab/>5</text:a></text:p>
          <text:p text:style-name="P13"><text:a xlink:type="simple" xlink:href="#__RefHeading___Toc1576_1234797777" text:style-name="Index_20_Link" text:visited-style-name="Index_20_Link">Serial debug output<text:tab/>5</text:a></text:p>
          <text:p text:style-name="P13"><text:a xlink:type="simple" xlink:href="#__RefHeading___Toc1578_1234797777" text:style-name="Index_20_Link" text:visited-style-name="Index_20_Link">Blinking LED, no image mounted<text:tab/>5</text:a></text:p>
          <text:p text:style-name="P13"><text:a xlink:type="simple" xlink:href="#__RefHeading___Toc1578_1234797777%20Copy%201" text:style-name="Index_20_Link" text:visited-style-name="Index_20_Link">Compatibility<text:tab/>5</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h text:style-name="Figure_20_Index_20_Heading" text:outline-level="1"><text:soft-page-break/>Index of Figures</text:h>
          </text:index-title>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rotected="true">
            <text:h text:style-name="Table_20_index_20_heading" text:outline-level="1">Index of Tables</text:h>
          </text:index-title>
          <text:p text:style-name="P12">Table 1: Example config.txt<text:tab/>4</text:p>
        </text:index-body>
      </text:table-index>
      <text:h text:style-name="P28" text:outline-level="1" text:is-list-header="true"/>
      <text:h text:style-name="P29" text:outline-level="1"><text:bookmark-start text:name="__RefHeading___Toc6618_899895566"/>Introduction<text:bookmark-end text:name="__RefHeading___Toc6618_899895566"/></text:h>
      <text:p text:style-name="P15">BurgerDisk is a Smartport hard disk, with storage backed on a microSD card, for the Apple II line of computers <text:span text:style-name="T9">running ProDOS</text:span>.</text:p>
      <text:p text:style-name="P15">It is compatible with the Smartport-enabled <text:span text:style-name="T10">Apple II </text:span>models:</text:p>
      <text:list text:style-name="L1">
        <text:list-item>
          <text:p text:style-name="P35">The Apple //c (apart from the ROM255 version, which can be upgraded)</text:p>
        </text:list-item>
        <text:list-item>
          <text:p text:style-name="P35">The Apple IIgs</text:p>
        </text:list-item>
        <text:list-item>
          <text:p text:style-name="P35">Slotted Apple II computers with a DiskII controller and a SoftSP card.</text:p>
        </text:list-item>
      </text:list>
      <text:p text:style-name="P15"/>
      <text:p text:style-name="P15">It is daisy-chainable, which lets you use other storage devices with it.</text:p>
      <text:p text:style-name="Text_20_body"/>
      <text:h text:style-name="P30" text:outline-level="1"><text:bookmark-start text:name="__RefHeading___Toc193_899895566"/><text:span text:style-name="T8">BurgerDisk C</text:span>onfiguration<text:bookmark-end text:name="__RefHeading___Toc193_899895566"/></text:h>
      <text:h text:style-name="P32" text:outline-level="2"><text:bookmark-start text:name="__RefHeading___Toc195_899895566 Copy 1"/>Presenting disk images to the computer<text:bookmark-end text:name="__RefHeading___Toc195_899895566 Copy 1"/></text:h>
      <text:p text:style-name="P9"/>
      <text:p text:style-name="P22">Different image formats are supported: </text:p>
      <text:list text:style-name="L2">
        <text:list-item>
          <text:p text:style-name="P36">.po (in ProDOS-ordered format, unlike .dsk)</text:p>
        </text:list-item>
        <text:list-item>
          <text:p text:style-name="P36">.hdv</text:p>
        </text:list-item>
        <text:list-item>
          <text:p text:style-name="P36">.2mg <text:span text:style-name="T11">(in ProDOS-ordered format)</text:span></text:p>
        </text:list-item>
      </text:list>
      <text:p text:style-name="P23">These images can be either 140KB, 400KB, 800KB, or an arbitrary number of blocks up to 32MB (65535 blocks).</text:p>
      <text:p text:style-name="P24">The BurgerDisk does <text:span text:style-name="T3">not</text:span> support .woz, .nib, .edf, .dsk, .do images.</text:p>
      <text:p text:style-name="P23"/>
      <text:p text:style-name="P23"><text:span text:style-name="T6">BurgerDisk uses </text:span>these <text:span text:style-name="T6">disk images to present to ProDOS. They are stored as files on the MicroSD card, formatted as FAT. </text:span></text:p>
      <text:p text:style-name="P15">By default, the firmware will search for four files: PART1.po, PART2.po, PART3.po, PART4.po, and present them if they exist.</text:p>
      <text:p text:style-name="P15">You can also put images with arbitrary names, and reference at most four of them in the <text:span text:style-name="T3">config.txt</text:span><text:span text:style-name="T7"> file at the root of the MicroSD’s filesystem.</text:span></text:p>
      <text:p text:style-name="P16">Table <text:sequence text:ref-name="refTable0" text:name="Table" text:formula="ooow:Table+1" style:num-format="1">1</text:sequence>: Example config.txt</text:p>
      <table:table table:name="Table1" table:style-name="Table1">
        <table:table-column table:style-name="Table1.A"/>
        <table:table-row>
          <table:table-cell table:style-name="Table1.A1" office:value-type="string">
            <text:p text:style-name="P17">A2DeskTop-1.5-en_800k.2mg</text:p>
            <text:p text:style-name="P17">Total Replay v5.2.hdv</text:p>
            <text:p text:style-name="P18">Documents.po</text:p>
          </table:table-cell>
        </table:table-row>
      </table:table>
      <text:p text:style-name="P19"/>
      <text:p text:style-name="P14">Afterwards, you can insert the MicroSD card in its slot (face up, connector down), connect your device to your Apple II, and boot it.</text:p>
      <text:p text:style-name="P42">Note: Do not replace the microSD card while the Apple II is running. This is not handled by the BurgerDisk firmware.</text:p>
      <text:h text:style-name="P33" text:outline-level="2"/>
      <text:h text:style-name="P31" text:outline-level="1"><text:bookmark-start text:name="__RefHeading___Toc2113_1397740321"/>Troubleshooting<text:bookmark-end text:name="__RefHeading___Toc2113_1397740321"/></text:h>
      <text:h text:style-name="P34" text:outline-level="2"><text:bookmark-start text:name="__RefHeading___Toc1576_1234797777"/>Serial debug output<text:bookmark-end text:name="__RefHeading___Toc1576_1234797777"/></text:h>
      <text:p text:style-name="P14">If you are investigating a problem or experimenting with your own modifications of the firmware, you might want to enable debug output on the Arduino’s serial port.</text:p>
      <text:p text:style-name="P14">This can be enabled with a <text:span text:style-name="T3">debug=1</text:span><text:span text:style-name="T7"> line, inserted at line 5 of </text:span><text:span text:style-name="T3">config.txt</text:span><text:span text:style-name="T7"> (leave empty lines between your last image and the fifth line if you have configured less than four images).</text:span></text:p>
      <text:p text:style-name="P14"><text:span text:style-name="T7">Afterwards, you can open the enclosure, locate the UART port, and connect an UART to USB adapter to it. Connect the UART’s </text:span><text:span text:style-name="T3">GND</text:span><text:span text:style-name="T7"> to the adapter’s </text:span><text:span text:style-name="T3">GND</text:span><text:span text:style-name="T7">, and the UART’s </text:span><text:span text:style-name="T3">TX</text:span><text:span text:style-name="T7"> to the adapter’s </text:span><text:span text:style-name="T3">RX</text:span><text:span text:style-name="T7">.</text:span></text:p>
      <text:h text:style-name="P34" text:outline-level="2"><text:bookmark-start text:name="__RefHeading___Toc1578_1234797777"/>Blinking LED, no image mounted<text:bookmark-end text:name="__RefHeading___Toc1578_1234797777"/></text:h>
      <text:p text:style-name="P14">If after booting the Apple II, a small delay happens, followed by the BurgerDisk’s LED blinking 4 times per second, and none of its volumes are visible by ProDOS, this means that the MicroSD card initialization failed, or that zero valid images were found on the card. Verify its presence and contents.</text:p>
      <text:h text:style-name="P34" text:outline-level="2"><text:bookmark-start text:name="__RefHeading___Toc1578_1234797777 Copy 1"/>Compatibility<text:bookmark-end text:name="__RefHeading___Toc1578_1234797777 Copy 1"/></text:h>
      <text:p text:style-name="P14">So far, the BurgerDisk has been tested on:</text:p>
      <text:list text:style-name="L3">
        <text:list-item>
          <text:p text:style-name="P37">Apple //c ROM3, model A2S4000</text:p>
        </text:list-item>
        <text:list-item>
          <text:p text:style-name="P37">Apple //c ROM4x, model A2S4100</text:p>
        </text:list-item>
        <text:list-item>
          <text:p text:style-name="P37">Apple IIgs, ROM01</text:p>
        </text:list-item>
        <text:list-item>
          <text:p text:style-name="P39">Apple IIe, DiskII controller + SoftSP card</text:p>
        </text:list-item>
      </text:list>
      <text:p text:style-name="P20">Various daisy chaining configurations have been tested:</text:p>
      <text:list text:style-name="L4">
        <text:list-item>
          <text:p text:style-name="P40">only the BurgerDisk on the Smartport bus</text:p>
        </text:list-item>
        <text:list-item>
          <text:p text:style-name="P40">Unidisk 3.5”, then BurgerDisk</text:p>
        </text:list-item>
        <text:list-item>
          <text:p text:style-name="P40">BurgerDisk, then Disk //c</text:p>
        </text:list-item>
        <text:list-item>
          <text:p text:style-name="P40">Unidisk 3.5”, then BurgerDisk, then Disk //c</text:p>
        </text:list-item>
        <text:list-item>
          <text:p text:style-name="P40">Unidisk 3.5”, then BurgerDisk, then another BurgerDisk, then Disk //c</text:p>
        </text:list-item>
      </text:list>
      <text:p text:style-name="P20"><text:soft-page-break/>Note that the usual Apple II daisy-chaining rules apply:</text:p>
      <text:list text:style-name="L5">
        <text:list-item>
          <text:p text:style-name="P41">First the “dumb” 3.5” drives (“Apple 3.5 Drive”, A9M0106)</text:p>
        </text:list-item>
        <text:list-item>
          <text:p text:style-name="P41">Then Smartport 3.5” drives (“Unidisk 3.5”, A2M2053)</text:p>
        </text:list-item>
        <text:list-item>
          <text:p text:style-name="P41">Then the other Smartport devices (BurgerDisk, Fujinet, etc)</text:p>
        </text:list-item>
        <text:list-item>
          <text:p text:style-name="P41">Then 5.25” drives (Disk //c, etc)</text:p>
        </text:list-item>
      </text:list>
      <text:p text:style-name="P21">Compatibility with the SPIISD, Fujinet, or other Smartport-based devices has not yet been tested. </text:p>
      <text:p text:style-name="P25">It is expected that the SPIISD <text:span text:style-name="T13">and Fujinet </text:span>will not be seen behind a BurgerDisk (<text:span text:style-name="T13">they do</text:span> not advertise <text:span text:style-name="T13">themselves</text:span> as a Smartport devi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Footnote" style:family="paragraph" style:parent-style-name="Standard" style:class="extra" style:master-page-name="">
      <style:paragraph-properties fo:margin-left="0.2362in" fo:margin-right="0in" fo:text-indent="-0.2362in" style:auto-text-indent="false" style:page-number="auto" text:number-lines="false" text:line-number="0"/>
      <style:text-properties style:font-name="Latin Modern Mono1" fo:font-family="'Latin Modern Mono'" style:font-style-name="10 Regular" style:font-pitch="fixed"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6-01-28T10:06:38.831433463</dc:date>
    <meta:editing-duration>P1DT19H45M33S</meta:editing-duration>
    <meta:editing-cycles>311</meta:editing-cycles>
    <meta:generator>LibreOffice/24.2.7.2$Linux_X86_64 LibreOffice_project/420$Build-2</meta:generator>
    <meta:print-date>2023-09-21T10:14:18.194577295</meta:print-date>
    <meta:document-statistic meta:table-count="1" meta:image-count="0" meta:object-count="0" meta:page-count="7" meta:paragraph-count="73" meta:word-count="636" meta:character-count="3781" meta:non-whitespace-character-count="3233"/>
  </office:meta>
</office:document-meta>
</file>